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47cm" fo:min-width="0cm"/>
    </style:style>
    <style:style style:name="gr5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cm" svg:height="0.85cm" svg:x="7.85cm" svg:y="15.425cm">
          <text:p text:style-name="P1">item</text:p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7cm" svg:height="1.2cm" svg:x="13.8cm" svg:y="15.25cm">
          <text:p text:style-name="P1">acquisition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xml:id="id2" draw:id="id2" draw:layer="layout" svg:width="1.7cm" svg:height="1.7cm" svg:x="11.3cm" svg:y="15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9.85cm" svg:y1="15.85cm" svg:x2="11.3cm" svg:y2="15.85cm" draw:start-shape="id1" draw:start-glue-point="1" draw:end-shape="id2" draw:end-glue-point="5" svg:d="M9850 15850h1450" svg:viewBox="0 0 1451 1">
          <text:p text:style-name="P1">0 - m</text:p>
        </draw:connector>
        <draw:connector draw:style-name="gr3" draw:text-style-name="P1" draw:layer="layout" draw:type="curve" svg:x1="13cm" svg:y1="15.85cm" svg:x2="13.8cm" svg:y2="15.85cm" draw:start-shape="id2" draw:start-glue-point="7" draw:end-shape="id3" draw:end-glue-point="3" svg:d="M13000 15850h800" svg:viewBox="0 0 801 1">
          <text:p text:style-name="P1">0 - 1</text:p>
        </draw:connector>
        <draw:frame draw:style-name="gr4" draw:layer="layout" svg:width="0.502cm" svg:height="1.195cm" svg:x="6.9cm" svg:y="15.803cm">
          <draw:text-box>
            <text:p/>
          </draw:text-box>
        </draw:frame>
        <draw:custom-shape draw:style-name="gr2" draw:text-style-name="P1" xml:id="id4" draw:id="id4" draw:layer="layout" svg:width="2cm" svg:height="0.9cm" svg:x="16.8cm" svg:y="15.4cm">
          <text:p text:style-name="P1">dat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16.5cm" svg:y1="15.85cm" svg:x2="16.8cm" svg:y2="15.85cm" draw:start-shape="id3" draw:start-glue-point="1" draw:end-shape="id4" draw:end-glue-point="6" svg:d="M16500 15850h300" svg:viewBox="0 0 301 1">
          <text:p/>
        </draw:connector>
        <draw:custom-shape draw:style-name="gr1" draw:text-style-name="P1" xml:id="id6" draw:id="id6" draw:layer="layout" svg:width="2.1cm" svg:height="1cm" svg:x="7.8cm" svg:y="21.65cm">
          <text:p text:style-name="P1">typ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xml:id="id5" draw:id="id5" draw:layer="layout" svg:width="1.65cm" svg:height="1.7cm" svg:x="8.025cm" svg:y="17.95cm">
          <text:p text:style-name="P1">is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8.85cm" svg:y1="16.275cm" svg:x2="8.85cm" svg:y2="17.95cm" draw:start-shape="id1" draw:start-glue-point="2" draw:end-shape="id5" draw:end-glue-point="4" svg:d="M8850 16275v1675" svg:viewBox="0 0 1 1676">
          <text:p text:style-name="P1"><text:s/>0 - m</text:p>
        </draw:connector>
        <draw:connector draw:style-name="gr3" draw:text-style-name="P1" draw:layer="layout" draw:type="curve" svg:x1="8.85cm" svg:y1="19.65cm" svg:x2="8.85cm" svg:y2="21.65cm" draw:start-shape="id5" draw:start-glue-point="6" draw:end-shape="id6" draw:end-glue-point="0" svg:d="M8850 19650v2000" svg:viewBox="0 0 1 2001">
          <text:p text:style-name="P1">1</text:p>
        </draw:connector>
        <draw:custom-shape draw:style-name="gr1" draw:text-style-name="P1" xml:id="id8" draw:id="id8" draw:layer="layout" svg:width="2.3cm" svg:height="1cm" svg:x="2cm" svg:y="13.312cm">
          <text:p text:style-name="P1">con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2.2cm" svg:height="1cm" svg:x="2.05cm" svg:y="14.612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2.6cm" svg:height="0.8cm" svg:x="4.1cm" svg:y="8.15cm">
          <text:p text:style-name="P1">name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2.7cm" svg:height="0.9cm" svg:x="7.5cm" svg:y="8.1cm">
          <text:p text:style-name="P1">maker</text:p>
          <draw:enhanced-geometry svg:viewBox="0 0 21600 21600" draw:type="rectangle" draw:enhanced-path="M 0 0 L 21600 0 21600 21600 0 21600 0 0 Z N"/>
        </draw:custom-shape>
        <draw:connector draw:style-name="gr5" draw:text-style-name="P1" draw:layer="layout" draw:type="curve" svg:x1="4.25cm" svg:y1="15.112cm" svg:x2="7.85cm" svg:y2="15.85cm" draw:start-shape="id7" draw:start-glue-point="10" draw:end-shape="id1" draw:end-glue-point="3" svg:d="M4250 15112c2701 0 902 738 3600 738" svg:viewBox="0 0 3601 739">
          <text:p/>
        </draw:connector>
        <draw:connector draw:style-name="gr5" draw:text-style-name="P1" draw:layer="layout" draw:type="curve" svg:x1="4.3cm" svg:y1="13.812cm" svg:x2="7.85cm" svg:y2="15.85cm" draw:start-shape="id8" draw:start-glue-point="10" draw:end-shape="id1" draw:end-glue-point="3" svg:d="M4300 13812c2664 0 889 2038 3550 2038" svg:viewBox="0 0 3551 2039">
          <text:p/>
        </draw:connector>
        <draw:custom-shape draw:style-name="gr1" draw:text-style-name="P1" xml:id="id9" draw:id="id9" draw:layer="layout" svg:width="2.9cm" svg:height="1.8cm" svg:x="7.4cm" svg:y="12cm">
          <text:p text:style-name="P1">made_by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8.85cm" svg:y1="15.425cm" svg:x2="8.85cm" svg:y2="13.8cm" draw:start-shape="id1" draw:start-glue-point="0" draw:end-shape="id9" draw:end-glue-point="6" svg:d="M8850 15425v-1625" svg:viewBox="0 0 1 1626">
          <text:p text:style-name="P1">0 - m</text:p>
        </draw:connector>
        <draw:connector draw:style-name="gr3" draw:text-style-name="P1" draw:layer="layout" draw:type="curve" svg:x1="8.85cm" svg:y1="12cm" svg:x2="8.85cm" svg:y2="9cm" draw:start-shape="id9" draw:start-glue-point="4" draw:end-shape="id10" draw:end-glue-point="2" svg:d="M8850 12000v-3000" svg:viewBox="0 0 1 3001">
          <text:p text:style-name="P1">0 - 1</text:p>
        </draw:connector>
        <draw:connector draw:style-name="gr5" draw:text-style-name="P1" draw:layer="layout" draw:type="curve" svg:x1="6.7cm" svg:y1="8.55cm" svg:x2="7.5cm" svg:y2="8.55cm" draw:start-shape="id11" draw:start-glue-point="10" draw:end-shape="id10" draw:end-glue-point="3" svg:d="M6700 8550h800" svg:viewBox="0 0 801 1">
          <text:p/>
        </draw:connector>
        <draw:custom-shape draw:style-name="gr2" draw:text-style-name="P1" xml:id="id12" draw:id="id12" draw:layer="layout" svg:width="1.6cm" svg:height="1.6cm" svg:x="11.35cm" svg:y="12.2cm">
          <text:p text:style-name="P1">in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2" draw:text-style-name="P1" xml:id="id13" draw:id="id13" draw:layer="layout" svg:width="2.5cm" svg:height="1.1cm" svg:x="13.9cm" svg:y="12.45cm">
          <text:p text:style-name="P1">collection</text:p>
          <draw:enhanced-geometry svg:viewBox="0 0 21600 21600" draw:type="rectangle" draw:enhanced-path="M 0 0 L 21600 0 21600 21600 0 21600 0 0 Z N"/>
        </draw:custom-shape>
        <draw:custom-shape draw:style-name="gr2" draw:text-style-name="P1" xml:id="id14" draw:id="id14" draw:layer="layout" svg:width="2cm" svg:height="1.1cm" svg:x="16.8cm" svg:y="12.45cm">
          <text:p text:style-name="P1">nam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1" draw:layer="layout" draw:type="curve" svg:x1="9.85cm" svg:y1="15.85cm" svg:x2="11.35cm" svg:y2="13cm" draw:start-shape="id1" draw:start-glue-point="1" draw:end-shape="id12" draw:end-glue-point="5" svg:d="M9850 15850c1125 0 375-2850 1500-2850" svg:viewBox="0 0 1501 2851">
          <text:p text:style-name="P1">0 - m</text:p>
        </draw:connector>
        <draw:connector draw:style-name="gr3" draw:text-style-name="P1" draw:layer="layout" draw:type="curve" svg:x1="12.95cm" svg:y1="13cm" svg:x2="13.9cm" svg:y2="13cm" draw:start-shape="id12" draw:start-glue-point="7" draw:end-shape="id13" draw:end-glue-point="3" svg:d="M12950 13000h950" svg:viewBox="0 0 951 1">
          <text:p text:style-name="P1">1</text:p>
        </draw:connector>
        <draw:connector draw:style-name="gr5" draw:text-style-name="P1" draw:layer="layout" draw:type="curve" svg:x1="16.4cm" svg:y1="13cm" svg:x2="16.8cm" svg:y2="13cm" draw:start-shape="id13" draw:start-glue-point="1" draw:end-shape="id14" draw:end-glue-point="6" svg:d="M16400 13000h400" svg:viewBox="0 0 401 1">
          <text:p/>
        </draw:connector>
        <draw:custom-shape draw:style-name="gr1" draw:text-style-name="P1" xml:id="id15" draw:id="id15" draw:layer="layout" svg:width="3.4cm" svg:height="1cm" svg:x="12.2cm" svg:y="20.5cm">
          <text:p text:style-name="P1">digital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5" draw:text-style-name="P1" draw:layer="layout" draw:type="curve" svg:x1="9.9cm" svg:y1="22.15cm" svg:x2="12.625cm" svg:y2="21cm" draw:start-shape="id6" draw:start-glue-point="1" draw:end-shape="id15" draw:end-glue-point="9" svg:d="M9900 22150c1725 0 363-1150 2725-1150" svg:viewBox="0 0 2726 1151">
          <text:p/>
        </draw:connector>
        <draw:custom-shape draw:style-name="gr1" draw:text-style-name="P1" xml:id="id16" draw:id="id16" draw:layer="layout" svg:width="2.1cm" svg:height="0.8cm" svg:x="3.4cm" svg:y="21.75cm">
          <text:p text:style-name="P1">file</text:p>
          <draw:enhanced-geometry svg:viewBox="0 0 21600 21600" draw:type="rectangle" draw:enhanced-path="M 0 0 L 21600 0 21600 21600 0 21600 0 0 Z N"/>
        </draw:custom-shape>
        <draw:custom-shape draw:style-name="gr1" draw:text-style-name="P1" xml:id="id17" draw:id="id17" draw:layer="layout" svg:width="1.5cm" svg:height="1.5cm" svg:x="2.4cm" svg:y="18.05cm">
          <text:p text:style-name="P1">i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" draw:text-style-name="P1" xml:id="id18" draw:id="id18" draw:layer="layout" svg:width="2.9cm" svg:height="1.3cm" svg:x="4.2cm" svg:y="18.15cm">
          <text:p text:style-name="P1">image_of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connector draw:style-name="gr3" draw:text-style-name="P1" draw:layer="layout" draw:type="curve" svg:x1="4.45cm" svg:y1="21.75cm" svg:x2="3.15cm" svg:y2="19.55cm" draw:start-shape="id16" draw:start-glue-point="0" draw:end-shape="id17" draw:end-glue-point="6" svg:d="M4450 21750c0-1648-1300-549-1300-2200" svg:viewBox="0 0 1301 2201">
          <text:p text:style-name="P1">1</text:p>
        </draw:connector>
        <draw:connector draw:style-name="gr3" draw:text-style-name="P1" draw:layer="layout" draw:type="curve" svg:x1="4.45cm" svg:y1="21.75cm" svg:x2="5.65cm" svg:y2="19.45cm" draw:start-shape="id16" draw:start-glue-point="0" draw:end-shape="id18" draw:end-glue-point="6" svg:d="M4450 21750c0-1723 1200-574 1200-2300" svg:viewBox="0 0 1201 2301">
          <text:p text:style-name="P1">1</text:p>
        </draw:connector>
        <draw:connector draw:style-name="gr3" draw:text-style-name="P1" draw:layer="layout" draw:type="curve" svg:x1="3.15cm" svg:y1="18.05cm" svg:x2="7.85cm" svg:y2="15.85cm" draw:start-shape="id17" draw:start-glue-point="4" draw:end-shape="id1" draw:end-glue-point="3" svg:d="M3150 18050c0-1467 1566-2200 4700-2200" svg:viewBox="0 0 4701 2201">
          <text:p text:style-name="P1">0 - 1</text:p>
        </draw:connector>
        <draw:connector draw:style-name="gr3" draw:text-style-name="P1" draw:layer="layout" draw:type="curve" svg:x1="5.65cm" svg:y1="18.15cm" svg:x2="7.85cm" svg:y2="15.85cm" draw:start-shape="id18" draw:start-glue-point="4" draw:end-shape="id1" draw:end-glue-point="3" svg:d="M5650 18150c0-1534 733-2300 2200-2300" svg:viewBox="0 0 2201 2301">
          <text:p text:style-name="P1">1 - m</text:p>
        </draw:connector>
        <draw:custom-shape draw:style-name="gr1" draw:text-style-name="P1" draw:layer="layout" svg:width="1.9cm" svg:height="0.9cm" svg:x="1cm" svg:y="21.7cm">
          <text:p text:style-name="P1">jpeg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1.8cm" svg:height="0.9cm" svg:x="1.2cm" svg:y="23.2cm">
          <text:p text:style-name="P1">ex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0" draw:id="id20" draw:layer="layout" svg:width="2.3cm" svg:height="1cm" svg:x="2cm" svg:y="10.7cm">
          <text:p text:style-name="P1">no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1" draw:id="id21" draw:layer="layout" svg:width="2.4cm" svg:height="1cm" svg:x="1.95cm" svg:y="9.4cm">
          <text:p text:style-name="P1">yea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9" draw:id="id19" draw:layer="layout" svg:width="2.7cm" svg:height="1cm" svg:x="1.8cm" svg:y="12.012cm">
          <text:p text:style-name="P1">cond_note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5" draw:text-style-name="P1" draw:layer="layout" draw:type="curve" svg:x1="4.5cm" svg:y1="12.512cm" svg:x2="7.85cm" svg:y2="15.85cm" draw:start-shape="id19" draw:start-glue-point="10" draw:end-shape="id1" draw:end-glue-point="3" svg:d="M4500 12512c2514 0 839 3338 3350 3338" svg:viewBox="0 0 3351 3339">
          <text:p/>
        </draw:connector>
        <draw:connector draw:style-name="gr5" draw:text-style-name="P1" draw:layer="layout" draw:type="curve" svg:x1="4.3cm" svg:y1="11.2cm" svg:x2="7.85cm" svg:y2="15.85cm" draw:start-shape="id20" draw:start-glue-point="10" draw:end-shape="id1" draw:end-glue-point="3" svg:d="M4300 11200c2664 0 889 4650 3550 4650" svg:viewBox="0 0 3551 4651">
          <text:p/>
        </draw:connector>
        <draw:connector draw:style-name="gr5" draw:text-style-name="P1" draw:layer="layout" draw:type="curve" svg:x1="4.35cm" svg:y1="9.9cm" svg:x2="7.85cm" svg:y2="15.85cm" draw:start-shape="id21" draw:start-glue-point="10" draw:end-shape="id1" draw:end-glue-point="3" svg:d="M4350 9900c2626 0 877 5950 3500 5950" svg:viewBox="0 0 3501 59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999999" draw:fill="non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11T11:30:24.498076641</meta:creation-date>
    <dc:date>2015-04-25T15:05:53.654632461</dc:date>
    <meta:editing-duration>PT54S</meta:editing-duration>
    <meta:editing-cycles>2</meta:editing-cycles>
    <meta:generator>LibreOffice/4.2.7.2$Linux_X86_64 LibreOffice_project/420m0$Build-2</meta:generator>
    <meta:document-statistic meta:object-count="45"/>
  </office:meta>
</office:document-meta>
</file>